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aliza un script en el que un usuario introduzca un número, y vaya sumando cada una de sus cifras y devuelva el resultado.</text:p>
      <text:p text:style-name="Standard"/>
      <text:p text:style-name="Standard"><text:s text:c="8"/>DOS OPCIONES A INCLUIR:</text:p>
      <text:p text:style-name="Standard"/>
      <text:p text:style-name="Standard"><text:s text:c="12"/>Si el número es decimal suma solo la parte entera <text:s/>(OPCION EN EL QUE SOLO SUMA LAS CIFRAS DE LA PARTE ENTERA)</text:p>
      <text:p text:style-name="Standard"/>
      <text:p text:style-name="Standard"><text:s text:c="12"/>Si el número es decimal suma la parte entera y la decimal (OPCION EN EL QUE SUMA TODA LAS CIFRAS, TANTO PARTE ENTERA COMO DECIMAL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7:01:54.071314679</meta:creation-date>
    <dc:date>2023-10-03T19:07:26.095793482</dc:date>
    <meta:editing-duration>PT1M31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4" meta:word-count="74" meta:character-count="417" meta:non-whitespace-character-count="314"/>
  </office:meta>
</office:document-meta>
</file>